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B0000006B4DECE640144C1942.png" manifest:media-type="image/png"/>
  <manifest:file-entry manifest:full-path="Pictures/1000332C00000B0F00000B0FC90AF5591320D5AD.svg" manifest:media-type="image/svg+xml"/>
  <manifest:file-entry manifest:full-path="Pictures/1000333300000B0F00000B0F1D7BA262608B65D7.svg" manifest:media-type="image/svg+xml"/>
  <manifest:file-entry manifest:full-path="Pictures/100002010000006B0000006B4452C0CB9D74C2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2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666666" style:font-name="Comfortaa" fo:font-size="102.400001525879pt" fo:font-weight="bold" style:font-size-asian="102.400001525879pt" style:font-weight-asian="bold" style:font-size-complex="102.400001525879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666666" style:font-name="Comfortaa" fo:font-size="111.5pt" fo:font-weight="bold" style:font-size-asian="111.5pt" style:font-weight-asian="bold" style:font-size-complex="111.5pt" style:font-weight-complex="bold"/>
    </style:style>
    <style:style style:name="T2" style:family="text">
      <style:text-properties fo:color="#3399ff" style:font-name="Comfortaa" fo:font-size="92.1999969482422pt" fo:font-weight="bold" style:font-size-asian="92.1999969482422pt" style:font-weight-asian="bold" style:font-size-complex="92.19999694824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frame draw:style-name="gr1" draw:text-style-name="P1" draw:layer="layout" svg:width="15.672cm" svg:height="5.162cm" svg:x="4.826cm" svg:y="7.792cm">
            <draw:text-box>
              <text:p><text:span text:style-name="T1">PCR</text:span><text:span text:style-name="T2">edux</text:span></text:p>
            </draw:text-box>
          </draw:frame>
          <draw:frame draw:style-name="gr2" draw:text-style-name="P2" draw:layer="layout" svg:width="2.83cm" svg:height="2.83cm" svg:x="7.418cm" svg:y="8.945cm">
            <draw:image xlink:href="Pictures/1000333300000B0F00000B0F1D7BA262608B65D7.svg" xlink:type="simple" xlink:show="embed" xlink:actuate="onLoad">
              <text:p/>
            </draw:image>
            <draw:image xlink:href="Pictures/100002010000006B0000006B4452C0CB9D74C2FC.png" xlink:type="simple" xlink:show="embed" xlink:actuate="onLoad"/>
          </draw:frame>
          <draw:frame draw:style-name="gr2" draw:text-style-name="P2" draw:layer="layout" svg:width="2.322cm" svg:height="2.322cm" svg:x="14.164cm" svg:y="9.818cm">
            <draw:image xlink:href="Pictures/1000332C00000B0F00000B0FC90AF5591320D5AD.svg" xlink:type="simple" xlink:show="embed" xlink:actuate="onLoad">
              <text:p/>
            </draw:image>
            <draw:image xlink:href="Pictures/100002010000006B0000006B4DECE640144C1942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6T22:21:09.567241791</meta:creation-date>
    <dc:date>2017-10-24T15:27:18.801150928</dc:date>
    <meta:editing-duration>PT10M42S</meta:editing-duration>
    <meta:editing-cycles>4</meta:editing-cycles>
    <meta:generator>LibreOffice/5.4.1.2$Linux_X86_64 LibreOffice_project/40m0$Build-2</meta:generator>
    <meta:document-statistic meta:object-count="27"/>
  </office:meta>
</office:document-meta>
</file>